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3c8" officeooo:paragraph-rsid="000be3c8"/>
    </style:style>
    <style:style style:name="P2" style:family="paragraph" style:parent-style-name="Standard">
      <style:text-properties officeooo:rsid="000d7904" officeooo:paragraph-rsid="000d7904"/>
    </style:style>
    <style:style style:name="P3" style:family="paragraph" style:parent-style-name="Standard">
      <style:text-properties officeooo:rsid="000d7904" officeooo:paragraph-rsid="000d7904"/>
    </style:style>
    <style:style style:name="P4" style:family="paragraph" style:parent-style-name="Standard">
      <style:text-properties officeooo:rsid="000d7904" officeooo:paragraph-rsid="000dcc9f"/>
    </style:style>
    <style:style style:name="P5" style:family="paragraph" style:parent-style-name="Standard">
      <style:text-properties officeooo:rsid="000d7904" officeooo:paragraph-rsid="000e008f"/>
    </style:style>
    <style:style style:name="P6" style:family="paragraph" style:parent-style-name="Standard">
      <style:text-properties officeooo:rsid="000e008f" officeooo:paragraph-rsid="000e008f"/>
    </style:style>
    <style:style style:name="T1" style:family="text">
      <style:text-properties officeooo:rsid="000d7904"/>
    </style:style>
    <style:style style:name="T2" style:family="text">
      <style:text-properties officeooo:rsid="000dcc9f"/>
    </style:style>
    <style:style style:name="T3" style:family="text">
      <style:text-properties officeooo:rsid="000e00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250_prj02_<text:span text:style-name="T1">databaseInfo</text:span></text:p>
      <text:p text:style-name="P1"/>
      <text:p text:style-name="P2">Content stored in the database of the website.</text:p>
      <text:p text:style-name="P2"/>
      <text:p text:style-name="P2"/>
      <text:p text:style-name="P4">Bubble information<text:span text:style-name="T2">(for each bubble)</text:span>:</text:p>
      <text:p text:style-name="P4"><text:tab/><text:span text:style-name="T2">Bubble members (list):</text:span></text:p>
      <text:p text:style-name="P4"><text:tab/><text:tab/><text:span text:style-name="T2">A list with members of the bubble </text:span></text:p>
      <text:p text:style-name="P4"><text:span text:style-name="T2"><text:tab/>bubble posts list :</text:span></text:p>
      <text:p text:style-name="P4"><text:tab/><text:tab/><text:span text:style-name="T2">A list with a few information on posts </text:span><text:span text:style-name="T3">from the bubble</text:span><text:span text:style-name="T2">. </text:span></text:p>
      <text:p text:style-name="P4"><text:tab/><text:span text:style-name="T2">bubble status:</text:span></text:p>
      <text:p text:style-name="P4"><text:tab/><text:tab/><text:span text:style-name="T2">information about the status of the bubble such as public, restricted, closed, erased.</text:span></text:p>
      <text:p text:style-name="P2"/>
      <text:p text:style-name="P2"><text:span text:style-name="T2">bubblePosts:</text:span></text:p>
      <text:p text:style-name="P2"><text:tab/><text:span text:style-name="T2">A database space inside the main bubble database, contains information about each bubble post <text:tab/>that is more detailed tha</text:span><text:span text:style-name="T3">n</text:span><text:span text:style-name="T2"> </text:span><text:span text:style-name="T3">the </text:span><text:span text:style-name="T2">bubble posts </text:span><text:span text:style-name="T3">sections</text:span><text:span text:style-name="T2"> in the bubble</text:span><text:span text:style-name="T3">s</text:span><text:span text:style-name="T2"> database.</text:span></text:p>
      <text:p text:style-name="P2"><text:tab/><text:span text:style-name="T3">there will be information about bubble post’s:</text:span></text:p>
      <text:p text:style-name="P5"><text:tab/></text:p>
      <text:p text:style-name="P5"><text:tab/><text:span text:style-name="T3">mainText:</text:span></text:p>
      <text:p text:style-name="P5"><text:tab/><text:tab/><text:span text:style-name="T3">contains the main text of a post</text:span></text:p>
      <text:p text:style-name="P5"><text:span text:style-name="T3"><text:tab/>comments/replies:</text:span></text:p>
      <text:p text:style-name="P5"><text:tab/><text:tab/><text:span text:style-name="T3">The texts of comments and replies, and info on the author of the texts/replies</text:span></text:p>
      <text:p text:style-name="P5"><text:tab/><text:span text:style-name="T3">authorInfo: </text:span></text:p>
      <text:p text:style-name="P5"><text:tab/><text:tab/><text:span text:style-name="T3">information about author of the post, such as their username.</text:span></text:p>
      <text:p text:style-name="P5"><text:tab/><text:tab/><text:tab/><text:tab/></text:p>
      <text:p text:style-name="P2"/>
      <text:p text:style-name="P2">User information:</text:p>
      <text:p text:style-name="P2"><text:tab/><text:span text:style-name="T2">Name.</text:span></text:p>
      <text:p text:style-name="P2"><text:tab/><text:span text:style-name="T2">Last name.</text:span></text:p>
      <text:p text:style-name="P2"><text:tab/><text:span text:style-name="T2">UserName.</text:span></text:p>
      <text:p text:style-name="P2"><text:tab/><text:span text:style-name="T2">joinedBubbles:</text:span></text:p>
      <text:p text:style-name="P2"><text:tab/><text:tab/><text:span text:style-name="T2">information about the bubbles that the user has joined</text:span></text:p>
      <text:p text:style-name="P2"><text:tab/><text:span text:style-name="T2">Likes:</text:span></text:p>
      <text:p text:style-name="P2"><text:tab/><text:tab/><text:span text:style-name="T2">Information about what the user likes. Sent to the algorithm</text:span></text:p>
      <text:p text:style-name="P2"><text:tab/><text:span text:style-name="T2">ownedBubbles:</text:span></text:p>
      <text:p text:style-name="P2"><text:tab/><text:tab/><text:span text:style-name="T2">information about the bubbles that user currently “owns”, which is either created by the <text:tab/><text:tab/><text:tab/>user or is a bubble which they moderate</text:span></text:p>
      <text:p text:style-name="P2"/>
      <text:p text:style-name="P2"/>
      <text:p text:style-name="P2">Encrypted user information.</text:p>
      <text:p text:style-name="P6">This part of the database is similar to the one above (“User Information”), but this is encrypted since it is important user data.</text:p>
      <text:p text:style-name="P2"><text:tab/><text:span text:style-name="T2">User email</text:span></text:p>
      <text:p text:style-name="P2"><text:tab/><text:span text:style-name="T2">User password</text:span></text:p>
      <text:p text:style-name="P2"><text:tab/></text:p>
      <text:p text:style-name="P2"/>
      <text:p text:style-name="P2"/>
      <text:p text:style-name="P2"/>
      <text:p text:style-name="P2"/>
      <text:p text:style-name="P2"><text:soft-page-break/>security program. </text:p>
      <text:p text:style-name="P6">A part of the database reserved for the security/antiDdos plugin.</text:p>
      <text:p text:style-name="P2"><text:tab/><text:span text:style-name="T2">banlist:</text:span></text:p>
      <text:p text:style-name="P2"><text:tab/><text:tab/><text:span text:style-name="T2">List of banned IP addresses that are not allowed to enter the website</text:span></text:p>
      <text:p text:style-name="P2"><text:tab/><text:span text:style-name="T2">warningList:</text:span></text:p>
      <text:p text:style-name="P2"><text:tab/><text:tab/><text:span text:style-name="T2">Similar to banlist, but these IP addresses are temporarily banned.</text:span></text:p>
      <text:p text:style-name="P2"><text:tab/><text:span text:style-name="T3">QueueInfo:</text:span></text:p>
      <text:p text:style-name="P2"><text:tab/><text:tab/><text:span text:style-name="T3">Info about the queue for ip addresses/devices entering the websit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6:55:54.717000000</meta:creation-date>
    <dc:date>2023-11-07T14:18:11.468000000</dc:date>
    <meta:editing-duration>PT3H15M42S</meta:editing-duration>
    <meta:editing-cycles>5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43" meta:word-count="250" meta:character-count="1639" meta:non-whitespace-character-count="1372"/>
  </office:meta>
</office:document-meta>
</file>